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OpenSymbol1" svg:font-family="OpenSymbol"/>
    <style:font-face style:name="Liberation Sans2" svg:font-family="'Liberation Sans'" style:font-family-generic="swiss"/>
    <style:font-face style:name="Latin Modern Roman Unslanted" svg:font-family="'Latin Modern Roman Unslanted'" style:font-adornments="10 Regular" style:font-pitch="variable"/>
    <style:font-face style:name="Latin Modern Roman Unslanted1" svg:font-family="'Latin Modern Roman Unslanted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666666" draw:marker-start-width="0.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gradient" draw:fill-color="#cccccc" draw:fill-gradient-name="Tango_20_Yellow" draw:gradient-step-count="0" draw:auto-grow-height="true" draw:auto-grow-width="false" fo:max-height="0cm" fo:min-height="0.976cm"/>
    </style:style>
    <style:style style:name="gr3" style:family="graphic" style:parent-style-name="objectwithoutfill">
      <style:graphic-properties svg:stroke-width="0.1cm" svg:stroke-color="#666666" draw:marker-start-width="0.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6cm"/>
    </style:style>
    <style:style style:name="gr5" style:family="graphic">
      <style:graphic-properties style:protect="siz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4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4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1.41cm" style:use-optimal-column-width="false"/>
    </style:style>
    <style:style style:name="co2" style:family="table-column">
      <style:table-column-properties style:column-width="1.417cm" style:use-optimal-column-width="false"/>
    </style:style>
    <style:style style:name="co3" style:family="table-column">
      <style:table-column-properties style:column-width="1.172cm" style:use-optimal-column-width="false"/>
    </style:style>
    <style:style style:name="co4" style:family="table-column">
      <style:table-column-properties style:column-width="1.176cm" style:use-optimal-column-width="false"/>
    </style:style>
    <style:style style:name="co5" style:family="table-column">
      <style:table-column-properties style:column-width="1.178cm" style:use-optimal-column-width="false"/>
    </style:style>
    <style:style style:name="ro1" style:family="table-row">
      <style:table-row-properties style:row-height="0.672cm"/>
    </style:style>
    <style:style style:name="ro2" style:family="table-row">
      <style:table-row-properties style:row-height="0.837cm"/>
    </style:style>
    <style:style style:name="ce1" style:family="table-cell">
      <loext:graphic-properties draw:fill="none" draw:textarea-vertical-align="middle"/>
      <style:paragraph-properties fo:border="none"/>
      <style:text-properties fo:font-size="12pt"/>
    </style:style>
    <style:style style:name="ce2" style:family="table-cell">
      <loext:graphic-properties draw:fill="none" draw:textarea-vertical-align="middle"/>
      <style:paragraph-properties fo:border-left="1.13pt solid #1b75bc" fo:border-right="1.13pt solid #1b75bc" fo:border-top="none" fo:border-bottom="none"/>
      <style:text-properties fo:font-size="10.5pt" fo:font-style="italic" fo:font-weight="bold" style:font-size-asian="18pt" style:font-size-complex="18pt"/>
    </style:style>
    <style:style style:name="ce3" style:family="table-cell">
      <loext:graphic-properties draw:fill="none" draw:textarea-vertical-align="middle"/>
      <style:paragraph-properties fo:border="none"/>
      <style:text-properties fo:font-size="10.5pt" fo:font-style="normal" fo:font-weight="bold" style:font-size-asian="18pt" style:font-size-complex="18pt"/>
    </style:style>
    <style:style style:name="ce4" style:family="table-cell">
      <loext:graphic-properties draw:fill="none" draw:textarea-vertical-align="middle"/>
      <style:paragraph-properties fo:border-left="none" fo:border-right="none" fo:border-top="1.13pt solid #1b75bc" fo:border-bottom="1.13pt solid #1b75bc"/>
      <style:text-properties fo:font-size="10.5pt" fo:font-weight="bold" style:font-size-asian="18pt" style:font-size-complex="18pt"/>
    </style:style>
    <style:style style:name="ce5" style:family="table-cell">
      <loext:graphic-properties draw:fill="solid" draw:fill-color="#adc5e7" draw:textarea-vertical-align="middle"/>
      <style:paragraph-properties fo:border="1.13pt solid #1b75bc"/>
      <style:text-properties fo:color="#407927" style:font-name="OpenSymbol" fo:font-size="18pt" style:font-size-asian="18pt" style:font-size-complex="18pt"/>
    </style:style>
    <style:style style:name="ce6" style:family="table-cell">
      <loext:graphic-properties draw:fill="solid" draw:fill-color="#adc5e7" draw:textarea-vertical-align="middle"/>
      <style:paragraph-properties fo:border-left="none" fo:border-right="none" fo:border-top="1.13pt solid #1b75bc" fo:border-bottom="1.13pt solid #1b75bc"/>
      <style:text-properties fo:color="#95231f" style:font-name="OpenSymbol" fo:font-size="18pt" style:font-size-asian="18pt" style:font-size-complex="18pt"/>
    </style:style>
    <style:style style:name="ce7" style:family="table-cell">
      <loext:graphic-properties draw:fill="solid" draw:fill-color="#adc5e7" draw:textarea-vertical-align="middle"/>
      <style:paragraph-properties fo:border-left="none" fo:border-right="none" fo:border-top="1.13pt solid #1b75bc" fo:border-bottom="1.13pt solid #1b75bc"/>
      <style:text-properties style:font-name="OpenSymbol" fo:font-size="18pt"/>
    </style:style>
    <style:style style:name="ce8" style:family="table-cell">
      <loext:graphic-properties draw:fill="none" draw:textarea-vertical-align="middle"/>
      <style:paragraph-properties fo:border="none"/>
      <style:text-properties fo:font-size="10.5pt" fo:font-weight="bold"/>
    </style:style>
    <style:style style:name="ce9" style:family="table-cell">
      <loext:graphic-properties draw:fill="solid" draw:fill-color="#adc5e7" draw:textarea-vertical-align="middle"/>
      <style:paragraph-properties fo:border-left="1.13pt solid #1b75bc" fo:border-right="1.13pt solid #1b75bc" fo:border-top="none" fo:border-bottom="none"/>
      <style:text-properties style:font-name="OpenSymbol" fo:font-size="18pt"/>
    </style:style>
    <style:style style:name="ce10" style:family="table-cell">
      <loext:graphic-properties draw:fill="solid" draw:fill-color="#adc5e7" draw:textarea-vertical-align="middle"/>
      <style:paragraph-properties fo:border="none"/>
      <style:text-properties style:font-name="OpenSymbol" fo:font-size="18pt"/>
    </style:style>
    <style:style style:name="ce11" style:family="table-cell">
      <loext:graphic-properties draw:fill="solid" draw:fill-color="#adc5e7" draw:textarea-vertical-align="middle"/>
      <style:paragraph-properties fo:border="none"/>
      <style:text-properties style:font-name="OpenSymbol" fo:font-size="18pt" style:font-size-asian="18pt" style:font-size-complex="18pt"/>
    </style:style>
    <style:style style:name="ce12" style:family="table-cell">
      <loext:graphic-properties draw:fill="solid" draw:fill-color="#adc5e7" draw:textarea-vertical-align="middle"/>
      <style:paragraph-properties fo:border="none"/>
      <style:text-properties fo:color="#579835" style:font-name="OpenSymbol" fo:font-size="18pt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color="#cccccc" draw:fill-gradient-name="Tango_20_Yellow" draw:gradient-step-count="0"/>
      <style:text-properties style:font-name="Latin Modern Roman Unslanted" fo:font-size="18pt" fo:font-weight="bold"/>
    </style:style>
    <style:style style:name="P6" style:family="paragraph">
      <loext:graphic-properties draw:fill="gradient" draw:fill-color="#cccccc" draw:fill-gradient-name="Tango_20_Yellow" draw:gradient-step-count="0"/>
      <style:text-properties style:font-name="Latin Modern Roman Unslanted1" fo:font-size="18pt" fo:font-weight="bold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10.5pt" fo:font-style="italic" fo:font-weight="bold" style:font-size-asian="18pt" style:font-size-complex="18pt"/>
    </style:style>
    <style:style style:name="T2" style:family="text">
      <style:text-properties fo:font-size="10.5pt" fo:font-style="normal" fo:font-weight="bold" style:font-size-asian="18pt" style:font-size-complex="18pt"/>
    </style:style>
    <style:style style:name="T3" style:family="text">
      <style:text-properties fo:color="#579835" style:font-name="OpenSymbol" fo:font-size="18pt" style:font-name-asian="OpenSymbol1" style:font-size-asian="18pt" style:font-name-complex="OpenSymbol1" style:font-size-complex="18pt"/>
    </style:style>
    <style:style style:name="T4" style:family="text">
      <style:text-properties fo:color="#95231f" style:font-name="OpenSymbol" fo:font-size="18pt" style:font-name-asian="OpenSymbol1" style:font-size-asian="18pt" style:font-name-complex="OpenSymbol1" style:font-size-complex="18pt"/>
    </style:style>
    <style:style style:name="T5" style:family="text">
      <style:text-properties fo:font-size="10.5pt" fo:font-weight="bold"/>
    </style:style>
    <style:style style:name="T6" style:family="text">
      <style:text-properties style:text-position="sub 58%" fo:font-size="18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Symbol1" fo:font-size="18pt" fo:font-style="normal" fo:text-shadow="none" style:text-underline-style="none" fo:font-weight="normal" style:letter-kerning="true" style:font-name-asian="OpenSymbol1" style:font-size-asian="18pt" style:font-style-asian="normal" style:font-weight-asian="normal" style:font-name-complex="Open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79835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1" style:font-size-asian="18pt" style:font-style-asian="normal" style:font-weight-asian="normal" style:font-name-complex="Open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Liberation Sans1" fo:font-size="18pt" style:font-name-asian="OpenSymbol1" style:font-size-asian="18pt" style:font-name-complex="OpenSymbol1" style:font-size-complex="18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OpenSymbol1" style:font-size-asian="18pt" style:font-style-asian="normal" style:font-weight-asian="normal" style:font-name-complex="Open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5231f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1" style:font-size-asian="18pt" style:font-style-asian="normal" style:font-weight-asian="normal" style:font-name-complex="Open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italic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0% 100%" fo:font-size="18pt" style:font-size-asian="18pt" style:font-size-complex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ent-Child</text:p>
          </draw:text-box>
        </draw:frame>
        <draw:frame presentation:style-name="pr2" draw:text-style-name="P2" draw:layer="layout" svg:width="25.199cm" svg:height="9.134cm" svg:x="2.001cm" svg:y="2.266cm" presentation:class="subtitle" presentation:user-transformed="true">
          <draw:text-box>
            <text:p text:style-name="P1"><text:s/></text:p>
          </draw:text-box>
        </draw:frame>
        <draw:frame draw:style-name="standard" draw:layer="layout" svg:width="11.286cm" svg:height="6.365cm" svg:x="12.076cm" svg:y="4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3"><text:span text:style-name="T1">M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P</text:span></text:p>
              </table:table-cell>
            </table:table-row>
            <table:table-row table:style-name="ro2" table:default-cell-style-name="ce7">
              <table:table-cell table:style-name="ce4">
                <text:p text:style-name="P3"><text:span text:style-name="T1">M</text:span></text:p>
              </table:table-cell>
              <table:table-cell table:style-name="ce5">
                <text:p text:style-name="P3"><text:span text:style-name="T3">✔</text:span></text:p>
              </table:table-cell>
              <table:table-cell table:style-name="ce6"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 text:style-name="P3"><text:span text:style-name="T5">1</text:span></text:p>
              </table:table-cell>
              <table:table-cell table:style-name="ce9">
                <text:p text:style-name="P3"><text:span text:style-name="T3">✔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 table:style-name="ce11"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 text:style-name="P3"><text:span text:style-name="T5">2</text:span></text:p>
              </table:table-cell>
              <table:table-cell table:style-name="ce9">
                <text:p text:style-name="P3"><text:span text:style-name="T3">✔</text:span></text:p>
              </table:table-cell>
              <table:table-cell>
                <text:p text:style-name="P3"><text:span text:style-name="T3">✔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 text:style-name="P3"><text:span text:style-name="T5">3</text:span></text:p>
              </table:table-cell>
              <table:table-cell table:style-name="ce9">
                <text:p text:style-name="P3"><text:span text:style-name="T3">✔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3">✔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 text:style-name="P3"><text:span text:style-name="T5">4</text:span></text:p>
              </table:table-cell>
              <table:table-cell table:style-name="ce9">
                <text:p text:style-name="P3"><text:span text:style-name="T3">✔</text:span></text:p>
              </table:table-cell>
              <table:table-cell>
                <text:p text:style-name="P3"><text:span text:style-name="T3">✔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 text:style-name="P3"><text:span text:style-name="T5">5</text:span></text:p>
              </table:table-cell>
              <table:table-cell table:style-name="ce9">
                <text:p text:style-name="P3"><text:span text:style-name="T3">✔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4">✘</text:span></text:p>
              </table:table-cell>
              <table:table-cell>
                <text:p text:style-name="P3"><text:span text:style-name="T3">✔</text:span></text:p>
              </table:table-cell>
              <table:table-cell>
                <text:p text:style-name="P3"><text:span text:style-name="T4">✘</text:span></text:p>
              </table:table-cell>
              <table:table-cell table:style-name="ce1"/>
            </table:table-row>
            <table:table-row table:style-name="ro1" table:default-cell-style-name="ce1">
              <table:table-cell table:style-name="ce8">
                <text:p text:style-name="P3"><text:span text:style-name="T5">C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4" draw:layer="layout" svg:x1="5.113cm" svg:y1="9.2cm" svg:x2="6.313cm" svg:y2="7.712cm">
          <text:p/>
        </draw:line>
        <draw:line draw:style-name="gr1" draw:text-style-name="P4" draw:layer="layout" svg:x1="5.113cm" svg:y1="9.2cm" svg:x2="3.913cm" svg:y2="7.735cm">
          <text:p/>
        </draw:line>
        <draw:frame draw:style-name="gr2" draw:text-style-name="P5" draw:layer="layout" svg:width="1.2cm" svg:height="1.226cm" svg:x="3.313cm" svg:y="6.509cm">
          <draw:text-box>
            <text:p text:style-name="P3">x<text:span text:style-name="T6">2</text:span></text:p>
          </draw:text-box>
        </draw:frame>
        <draw:frame draw:style-name="gr2" draw:text-style-name="P6" draw:layer="layout" svg:width="1.2cm" svg:height="1.226cm" svg:x="4.513cm" svg:y="9.2cm">
          <draw:text-box>
            <text:p text:style-name="P3">x<text:span text:style-name="T6">1</text:span></text:p>
          </draw:text-box>
        </draw:frame>
        <draw:frame draw:style-name="gr2" draw:text-style-name="P5" draw:layer="layout" svg:width="1.2cm" svg:height="1.226cm" svg:x="5.709cm" svg:y="6.486cm">
          <draw:text-box>
            <text:p text:style-name="P3">x<text:span text:style-name="T6">4</text:span></text:p>
          </draw:text-box>
        </draw:frame>
        <draw:frame draw:style-name="gr2" draw:text-style-name="P5" draw:layer="layout" svg:width="1.2cm" svg:height="1.226cm" svg:x="3.313cm" svg:y="3.829cm">
          <draw:text-box>
            <text:p text:style-name="P3">x<text:span text:style-name="T6">3</text:span></text:p>
          </draw:text-box>
        </draw:frame>
        <draw:frame draw:style-name="gr2" draw:text-style-name="P5" draw:layer="layout" svg:width="1.2cm" svg:height="1.226cm" svg:x="5.713cm" svg:y="3.829cm">
          <draw:text-box>
            <text:p text:style-name="P3">x<text:span text:style-name="T6">5</text:span></text:p>
          </draw:text-box>
        </draw:frame>
        <draw:line draw:style-name="gr3" draw:text-style-name="P4" draw:layer="layout" svg:x1="3.913cm" svg:y1="6.509cm" svg:x2="3.913cm" svg:y2="5.055cm">
          <text:p/>
        </draw:line>
        <draw:frame draw:style-name="gr4" draw:text-style-name="P7" draw:layer="layout" svg:width="7.2cm" svg:height="2.466cm" svg:x="10.4cm" svg:y="11.534cm">
          <draw:text-box>
            <text:list text:style-name="L3">
              <text:list-item>
                <text:p text:style-name="P3"><text:span text:style-name="T7">P=M </text:span><text:span text:style-name="T8">⇒</text:span><text:span text:style-name="T9"> </text:span><text:span text:style-name="T10">✔</text:span><text:span text:style-name="T11">, otherwise</text:span></text:p>
              </text:list-item>
              <text:list-item>
                <text:p text:style-name="P3"><text:span text:style-name="T12">C=M </text:span><text:span text:style-name="T8">⇒</text:span><text:span text:style-name="T9"> </text:span><text:span text:style-name="T13">✘</text:span><text:span text:style-name="T11">, otherwise</text:span></text:p>
              </text:list-item>
              <text:list-item>
                <text:p text:style-name="P3"><text:span text:style-name="T12">One </text:span><text:span text:style-name="T10">✔</text:span><text:span text:style-name="T11"> for each link</text:span></text:p>
              </text:list-item>
            </text:list>
          </draw:text-box>
        </draw:frame>
        <draw:line draw:style-name="gr3" draw:text-style-name="P4" draw:layer="layout" svg:x1="6.313cm" svg:y1="6.509cm" svg:x2="6.313cm" svg:y2="5.055cm">
          <text:p/>
        </draw:line>
        <draw:frame draw:style-name="gr2" draw:text-style-name="P6" draw:layer="layout" svg:width="1.2cm" svg:height="1.226cm" svg:x="8.913cm" svg:y="7.6cm">
          <draw:text-box>
            <text:p text:style-name="P3">x<text:span text:style-name="T6">P</text:span></text:p>
          </draw:text-box>
        </draw:frame>
        <draw:line draw:style-name="gr3" draw:text-style-name="P4" draw:layer="layout" svg:x1="9.513cm" svg:y1="7.654cm" svg:x2="9.513cm" svg:y2="6.2cm">
          <text:p/>
        </draw:line>
        <draw:frame draw:style-name="gr2" draw:text-style-name="P6" draw:layer="layout" svg:width="1.2cm" svg:height="1.226cm" svg:x="8.913cm" svg:y="4.974cm">
          <draw:text-box>
            <text:p text:style-name="P3">x<text:span text:style-name="T6">C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upling by Equivalence</text:p>
          </draw:text-box>
        </draw:frame>
        <draw:frame presentation:style-name="pr4" draw:layer="layout" svg:width="25.199cm" svg:height="9.134cm" svg:x="1.4cm" svg:y="2.866cm" presentation:class="outline" presentation:user-transformed="true">
          <draw:text-box>
            <text:list text:style-name="L4">
              <text:list-header>
                <text:p><text:s/></text:p>
              </text:list-header>
            </text:list>
          </draw:text-box>
        </draw:frame>
        <draw:frame draw:style-name="standard" draw:layer="layout" svg:width="11.286cm" svg:height="6.365cm" svg:x="12.077cm" svg:y="4.1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><text:span text:style-name="T1">M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5</text:span></text:p>
              </table:table-cell>
              <table:table-cell>
                <text:p><text:span text:style-name="T2">P</text:span></text:p>
              </table:table-cell>
            </table:table-row>
            <table:table-row table:style-name="ro2" table:default-cell-style-name="ce7">
              <table:table-cell table:style-name="ce4">
                <text:p><text:span text:style-name="T1">M</text:span></text:p>
              </table:table-cell>
              <table:table-cell table:style-name="ce5">
                <text:p><text:span text:style-name="T3">✔</text:span></text:p>
              </table:table-cell>
              <table:table-cell table:style-name="ce6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1</text:span></text:p>
              </table:table-cell>
              <table:table-cell table:style-name="ce9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 table:style-name="ce11"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2</text:span></text:p>
              </table:table-cell>
              <table:table-cell table:style-name="ce9"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3</text:span></text:p>
              </table:table-cell>
              <table:table-cell table:style-name="ce9"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3">✔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4</text:span></text:p>
              </table:table-cell>
              <table:table-cell table:style-name="ce9"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 table:style-name="ce12"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5</text:span></text:p>
              </table:table-cell>
              <table:table-cell table:style-name="ce9"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3">✔</text:span></text:p>
              </table:table-cell>
              <table:table-cell table:style-name="ce1"/>
            </table:table-row>
            <table:table-row table:style-name="ro1" table:default-cell-style-name="ce1">
              <table:table-cell table:style-name="ce8">
                <text:p><text:span text:style-name="T5">Q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6" draw:text-style-name="P9" draw:layer="layout" svg:width="9.399cm" svg:height="2.665cm" svg:x="9.301cm" svg:y="11.535cm">
          <draw:text-box>
            <text:list text:style-name="L3">
              <text:list-item>
                <text:p><text:span text:style-name="T7">P=M or Q=M </text:span><text:span text:style-name="T8">⇒</text:span><text:span text:style-name="T9"> </text:span><text:span text:style-name="T10">✔</text:span><text:span text:style-name="T11">, otherwise</text:span></text:p>
              </text:list-item>
              <text:list-item>
                <text:p><text:span text:style-name="T14">X</text:span><text:span text:style-name="T15">P</text:span><text:span text:style-name="T14"> </text:span><text:span text:style-name="T16">≡</text:span><text:span text:style-name="T17"> </text:span><text:span text:style-name="T14">X</text:span><text:span text:style-name="T15">Q</text:span><text:span text:style-name="T12"> </text:span><text:span text:style-name="T8">⇒</text:span><text:span text:style-name="T9"> </text:span><text:span text:style-name="T10">✔</text:span><text:span text:style-name="T11">, otherwise</text:span></text:p>
              </text:list-item>
              <text:list-item>
                <text:p><text:span text:style-name="T4">✘</text:span></text:p>
              </text:list-item>
            </text:list>
          </draw:text-box>
        </draw:frame>
        <draw:frame draw:style-name="gr7" draw:text-style-name="P9" draw:layer="layout" svg:width="6.6cm" svg:height="2.2cm" svg:x="4cm" svg:y="9cm">
          <draw:text-box>
            <text:p><text:span text:style-name="T18">E</text:span><text:span text:style-name="T19">xample relation</text:span></text:p>
            <text:p><text:span text:style-name="T20">X</text:span><text:span text:style-name="T21">i</text:span><text:span text:style-name="T14"> </text:span><text:span text:style-name="T16">≡</text:span><text:span text:style-name="T17"> </text:span><text:span text:style-name="T14">X</text:span><text:span text:style-name="T15">i</text:span><text:span text:style-name="T14">, X</text:span><text:span text:style-name="T15">3</text:span><text:span text:style-name="T14"> </text:span><text:span text:style-name="T16">≡</text:span><text:span text:style-name="T17"> </text:span><text:span text:style-name="T14">X</text:span><text:span text:style-name="T15">5</text:span><text:span text:style-name="T6"> </text:span><text:span text:style-name="T22">only</text:span></text:p>
          </draw:text-box>
        </draw:frame>
        <draw:frame draw:style-name="gr2" draw:text-style-name="P6" draw:layer="layout" svg:width="1.2cm" svg:height="1.226cm" svg:x="5.4cm" svg:y="6.974cm">
          <draw:text-box>
            <text:p text:style-name="P3">x<text:span text:style-name="T6">P</text:span></text:p>
          </draw:text-box>
        </draw:frame>
        <draw:line draw:style-name="gr3" draw:text-style-name="P4" draw:layer="layout" svg:x1="6cm" svg:y1="6.974cm" svg:x2="7.113cm" svg:y2="5.6cm">
          <text:p/>
        </draw:line>
        <draw:frame draw:style-name="gr2" draw:text-style-name="P6" draw:layer="layout" svg:width="1.2cm" svg:height="1.226cm" svg:x="6.513cm" svg:y="4.374cm">
          <draw:text-box>
            <text:p text:style-name="P3"/>
          </draw:text-box>
        </draw:frame>
        <draw:frame draw:style-name="gr2" draw:text-style-name="P6" draw:layer="layout" svg:width="1.2cm" svg:height="1.226cm" svg:x="7.6cm" svg:y="6.974cm">
          <draw:text-box>
            <text:p text:style-name="P3">x<text:span text:style-name="T6">Q</text:span></text:p>
          </draw:text-box>
        </draw:frame>
        <draw:line draw:style-name="gr3" draw:text-style-name="P4" draw:layer="layout" svg:x1="8.2cm" svg:y1="6.974cm" svg:x2="7.113cm" svg:y2="5.6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64cm" svg:y="0.571cm" presentation:class="title" presentation:user-transformed="true">
          <draw:text-box>
            <text:p>MatchAny (3-constraint)</text:p>
          </draw:text-box>
        </draw:frame>
        <draw:frame draw:style-name="standard" draw:layer="layout" svg:width="9.379cm" svg:height="6.365cm" svg:x="14.647cm" svg:y="4.1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><text:span text:style-name="T1">M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5</text:span></text:p>
              </table:table-cell>
              <table:table-cell>
                <text:p><text:span text:style-name="T2">C</text:span></text:p>
              </table:table-cell>
            </table:table-row>
            <table:table-row table:style-name="ro2" table:default-cell-style-name="ce7">
              <table:table-cell table:style-name="ce4">
                <text:p><text:span text:style-name="T1">M</text:span></text:p>
              </table:table-cell>
              <table:table-cell table:style-name="ce5">
                <text:p><text:span text:style-name="T4">✘</text:span></text:p>
              </table:table-cell>
              <table:table-cell table:style-name="ce6"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1</text:span></text:p>
              </table:table-cell>
              <table:table-cell table:style-name="ce9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 table:style-name="ce11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2</text:span></text:p>
              </table:table-cell>
              <table:table-cell table:style-name="ce9">
                <text:p><text:span text:style-name="T4">✘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3</text:span></text:p>
              </table:table-cell>
              <table:table-cell table:style-name="ce9">
                <text:p><text:span text:style-name="T4">✘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4</text:span></text:p>
              </table:table-cell>
              <table:table-cell table:style-name="ce9">
                <text:p><text:span text:style-name="T4">✘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 table:style-name="ce12"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5</text:span></text:p>
              </table:table-cell>
              <table:table-cell table:style-name="ce9">
                <text:p><text:span text:style-name="T4">✘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>
                <text:p><text:span text:style-name="T4">✘</text:span></text:p>
              </table:table-cell>
              <table:table-cell table:style-name="ce1"/>
            </table:table-row>
            <table:table-row table:style-name="ro1" table:default-cell-style-name="ce1">
              <table:table-cell table:style-name="ce8">
                <text:p><text:span text:style-name="T5">D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8.899cm" svg:height="2.665cm" svg:x="12.778cm" svg:y="11.078cm">
          <draw:text-box>
            <text:list text:style-name="L3">
              <text:list-item>
                <text:p><text:span text:style-name="T7">P</text:span><text:span text:style-name="T7">=</text:span><text:span text:style-name="T7">M</text:span><text:span text:style-name="T7"> </text:span><text:span text:style-name="T8">⇒</text:span><text:span text:style-name="T9"> </text:span><text:span text:style-name="T10">✔</text:span><text:span text:style-name="T11">,</text:span><text:span text:style-name="T11"> </text:span><text:span text:style-name="T11">o</text:span><text:span text:style-name="T11">t</text:span><text:span text:style-name="T11">h</text:span><text:span text:style-name="T11">e</text:span><text:span text:style-name="T11">r</text:span><text:span text:style-name="T11">w</text:span><text:span text:style-name="T11">i</text:span><text:span text:style-name="T11">s</text:span><text:span text:style-name="T11">e</text:span></text:p>
              </text:list-item>
              <text:list-item>
                <text:p><text:span text:style-name="T14">C</text:span><text:span text:style-name="T14">=</text:span><text:span text:style-name="T14">1</text:span><text:span text:style-name="T14"> </text:span><text:span text:style-name="T14">o</text:span><text:span text:style-name="T14">r</text:span><text:span text:style-name="T14"> </text:span><text:span text:style-name="T14">D</text:span><text:span text:style-name="T14">=</text:span><text:span text:style-name="T14">1</text:span><text:span text:style-name="T12"> </text:span><text:span text:style-name="T8">⇒</text:span><text:span text:style-name="T9"> </text:span><text:span text:style-name="T10">✔</text:span><text:span text:style-name="T11">,</text:span><text:span text:style-name="T11"> </text:span><text:span text:style-name="T11">o</text:span><text:span text:style-name="T11">t</text:span><text:span text:style-name="T11">h</text:span><text:span text:style-name="T11">e</text:span><text:span text:style-name="T11">r</text:span><text:span text:style-name="T11">w</text:span><text:span text:style-name="T11">i</text:span><text:span text:style-name="T11">s</text:span><text:span text:style-name="T11">e</text:span></text:p>
              </text:list-item>
              <text:list-item>
                <text:p><text:span text:style-name="T4">✘</text:span></text:p>
              </text:list-item>
            </text:list>
          </draw:text-box>
        </draw:frame>
        <draw:frame draw:style-name="standard" draw:layer="layout" svg:width="9.381cm" svg:height="6.365cm" svg:x="3.8cm" svg:y="4.1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1" table:default-cell-style-name="ce3">
              <table:table-cell table:style-name="ce1"/>
              <table:table-cell table:style-name="ce2">
                <text:p><text:span text:style-name="T1">M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5</text:span></text:p>
              </table:table-cell>
              <table:table-cell>
                <text:p><text:span text:style-name="T2">C</text:span></text:p>
              </table:table-cell>
            </table:table-row>
            <table:table-row table:style-name="ro2" table:default-cell-style-name="ce7">
              <table:table-cell table:style-name="ce4">
                <text:p><text:span text:style-name="T1">M</text:span></text:p>
              </table:table-cell>
              <table:table-cell table:style-name="ce5">
                <text:p><text:span text:style-name="T3">✔</text:span></text:p>
              </table:table-cell>
              <table:table-cell table:style-name="ce6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1</text:span></text:p>
              </table:table-cell>
              <table:table-cell table:style-name="ce9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 table:style-name="ce11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2</text:span></text:p>
              </table:table-cell>
              <table:table-cell table:style-name="ce9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3</text:span></text:p>
              </table:table-cell>
              <table:table-cell table:style-name="ce9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4</text:span></text:p>
              </table:table-cell>
              <table:table-cell table:style-name="ce9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 table:style-name="ce12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 table:style-name="ce1"/>
            </table:table-row>
            <table:table-row table:style-name="ro2" table:default-cell-style-name="ce10">
              <table:table-cell table:style-name="ce8">
                <text:p><text:span text:style-name="T5">5</text:span></text:p>
              </table:table-cell>
              <table:table-cell table:style-name="ce9"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>
                <text:p><text:span text:style-name="T3">✔</text:span></text:p>
              </table:table-cell>
              <table:table-cell table:style-name="ce1"/>
            </table:table-row>
            <table:table-row table:style-name="ro1" table:default-cell-style-name="ce1">
              <table:table-cell table:style-name="ce8">
                <text:p><text:span text:style-name="T5">D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9" draw:text-style-name="P9" draw:layer="layout" svg:width="4.809cm" svg:height="0.962cm" svg:x="3.827cm" svg:y="3.158cm">
          <draw:text-box>
            <text:p><text:span text:style-name="T23">P</text:span><text:span text:style-name="T23">=</text:span><text:span text:style-name="T23">M </text:span><text:span text:style-name="T14">ca</text:span><text:span text:style-name="T14">se</text:span><text:span text:style-name="T14">:</text:span></text:p>
          </draw:text-box>
        </draw:frame>
        <draw:frame draw:style-name="gr10" draw:text-style-name="P9" draw:layer="layout" svg:width="6.613cm" svg:height="1.171cm" svg:x="14.647cm" svg:y="3.059cm">
          <draw:text-box>
            <text:p><text:span text:style-name="T23">P</text:span><text:span text:style-name="T23">=</text:span><text:span text:style-name="T14">X</text:span><text:span text:style-name="T15">1 </text:span><text:span text:style-name="T14">ca</text:span><text:span text:style-name="T14">se</text:span><text:span text:style-name="T14">, </text:span><text:span text:style-name="T14">W</text:span><text:span text:style-name="T14">L</text:span><text:span text:style-name="T14">O</text:span><text:span text:style-name="T14">G</text:span><text:span text:style-name="T14">:</text:span></text:p>
          </draw:text-box>
        </draw:frame>
        <draw:frame draw:style-name="gr2" draw:text-style-name="P6" draw:layer="layout" svg:width="1.2cm" svg:height="1.226cm" svg:x="6.8cm" svg:y="12.774cm">
          <draw:text-box>
            <text:p text:style-name="P3">x<text:span text:style-name="T6">P</text:span></text:p>
          </draw:text-box>
        </draw:frame>
        <draw:line draw:style-name="gr3" draw:text-style-name="P4" draw:layer="layout" svg:x1="7.4cm" svg:y1="12.774cm" svg:x2="6.2cm" svg:y2="11.974cm">
          <text:p/>
        </draw:line>
        <draw:frame draw:style-name="gr2" draw:text-style-name="P6" draw:layer="layout" svg:width="1.2cm" svg:height="1.226cm" svg:x="5.6cm" svg:y="10.748cm">
          <draw:text-box>
            <text:p text:style-name="P3">x<text:span text:style-name="T6">C</text:span></text:p>
          </draw:text-box>
        </draw:frame>
        <draw:frame draw:style-name="gr2" draw:text-style-name="P6" draw:layer="layout" svg:width="1.2cm" svg:height="1.226cm" svg:x="8.2cm" svg:y="10.748cm">
          <draw:text-box>
            <text:p text:style-name="P3">x<text:span text:style-name="T6">D</text:span></text:p>
          </draw:text-box>
        </draw:frame>
        <draw:line draw:style-name="gr3" draw:text-style-name="P4" draw:layer="layout" svg:x1="7.422cm" svg:y1="12.797cm" svg:x2="8.8cm" svg:y2="11.974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OpenSymbol1" svg:font-family="OpenSymbol"/>
    <style:font-face style:name="Liberation Sans2" svg:font-family="'Liberation Sans'" style:font-family-generic="swiss"/>
    <style:font-face style:name="Latin Modern Roman Unslanted" svg:font-family="'Latin Modern Roman Unslanted'" style:font-adornments="10 Regular" style:font-pitch="variable"/>
    <style:font-face style:name="Latin Modern Roman Unslanted1" svg:font-family="'Latin Modern Roman Unslanted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axial" draw:start-color="#adc5e7" draw:end-color="#5e8ac7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gradient draw:name="gradient" draw:style="linear" draw:start-color="#adc5e7" draw:end-color="#5e8ac7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4T12:07:40.339817432</meta:creation-date>
    <dc:date>2020-10-04T15:19:41.485977671</dc:date>
    <meta:editing-duration>PT34M42S</meta:editing-duration>
    <meta:editing-cycles>5</meta:editing-cycles>
    <meta:generator>LibreOffice/6.0.7.3$Linux_X86_64 LibreOffice_project/00m0$Build-3</meta:generator>
    <meta:document-statistic meta:object-count="64"/>
  </office:meta>
</office:document-meta>
</file>